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office:value-type="string">
            <text:p>Año</text:p>
          </table:table-cell>
          <table:table-cell office:value-type="string">
            <text:p>Fraq</text:p>
          </table:table-cell>
          <table:table-cell office:value-type="string">
            <text:p>Est. Franq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82">
            <text:p>82</text:p>
          </table:table-cell>
          <table:table-cell office:value-type="float" office:value="140">
            <text:p>140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/>
          <table:table-cell office:value-type="float" office:value="280">
            <text:p>280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/>
          <table:table-cell office:value-type="float" office:value="586">
            <text:p>586</text:p>
          </table:table-cell>
          <table:table-cell table:number-columns-repeated="2"/>
        </table:table-row>
        <table:table-row table:style-name="ro2">
          <table:table-cell table:number-columns-repeated="4"/>
          <table:table-cell>
            <draw:frame table:end-cell-address="Sheet1.I25" table:end-x="0.809cm" table:end-y="0.138cm" draw:z-index="0" svg:width="8.001cm" svg:height="7.002cm" svg:x="1.84cm" svg:y="0.361cm">
              <draw:object draw:notify-on-update-of-ranges="Sheet1.B1:Sheet1.C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" table:number-columns-repeated="8" table:default-cell-style-name="Default"/>
        <table:table-row table:style-name="ro2">
          <table:table-cell>
            <draw:frame table:end-cell-address="Sheet2.D16" table:end-x="1.227cm" table:end-y="0.227cm" draw:z-index="0" svg:width="7.999cm" svg:height="6.999cm" svg:x="0.001cm" svg:y="0.001cm">
              <draw:object draw:notify-on-update-of-ranges="Sheet1.A1:Sheet1.C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number-columns-repeated="7"/>
          <table:table-cell>
            <draw:frame table:end-cell-address="Sheet2.K23" table:end-x="1.229cm" table:end-y="0.229cm" draw:z-index="1" svg:width="8.001cm" svg:height="7.002cm" svg:x="0.002cm" svg:y="0cm">
              <draw:object draw:notify-on-update-of-ranges="Sheet1.B1:Sheet1.C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8">18/10/2007</text:date>, <text:time>15:0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7-10-18T14:57:59</meta:creation-date>
    <dc:date>2007-10-18T15:06:30</dc:date>
    <dc:language>es-ES</dc:language>
    <meta:editing-cycles>3</meta:editing-cycles>
    <meta:editing-duration>PT8M34S</meta:editing-duration>
    <meta:user-defined meta:name="Info 1"/>
    <meta:user-defined meta:name="Info 2"/>
    <meta:user-defined meta:name="Info 3"/>
    <meta:user-defined meta:name="Info 4"/>
    <meta:document-statistic meta:table-count="3" meta:cell-count="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9pt" style:font-family-asian="'MS Gothic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fill-color="#99336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.002cm" svg:height="7.003cm" chart:class="chart:bar" chart:style-name="ch1">
        <chart:title svg:x="-0.293cm" svg:y="0.14cm" chart:style-name="ch2">
          <text:p>Número de Franquicias periodo1991-1995</text:p>
        </chart:title>
        <chart:legend chart:legend-position="end" svg:x="6.437cm" svg:y="3.159cm" chart:style-name="ch3"/>
        <chart:plot-area chart:style-name="ch4" table:cell-range-address="Sheet1.$B$1:.$C$8" chart:data-source-has-labels="row" chart:table-number-list="0" svg:x="0.16cm" svg:y="0.937cm" svg:width="5.958cm" svg:height="5.926cm">
          <chart:axis chart:dimension="x" chart:name="primary-x" chart:style-name="ch5">
            <chart:title svg:x="3.377cm" svg:y="6.504cm" chart:style-name="ch6">
              <text:p>Años</text:p>
            </chart:title>
            <chart:categories table:cell-range-address="local-table.A2:.A8"/>
          </chart:axis>
          <chart:axis chart:dimension="y" chart:name="primary-y" chart:style-name="ch7">
            <chart:title svg:x="0.16cm" svg:y="3.776cm" chart:style-name="ch6">
              <text:p>Número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q</text:p>
              </table:table-cell>
              <table:table-cell office:value-type="string">
                <text:p>Est. Franq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#NAN">
                <text:p>1.#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8cm" svg:height="7cm" chart:class="chart:bar" chart:style-name="ch1">
        <chart:title svg:x="3cm" svg:y="0.14cm" chart:style-name="ch2">
          <text:p>Main Title</text:p>
        </chart:title>
        <chart:legend chart:legend-position="end" svg:x="6.434cm" svg:y="3.158cm" chart:style-name="ch3"/>
        <chart:plot-area chart:style-name="ch4" table:cell-range-address="Sheet1.$A$1:.$C$8" chart:data-source-has-labels="both" chart:table-number-list="0" svg:x="0.447cm" svg:y="0.506cm" svg:width="5.955cm" svg:height="5.923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7"/>
          </chart:series>
          <chart:series chart:style-name="ch8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q</text:p>
              </table:table-cell>
              <table:table-cell office:value-type="string">
                <text:p>Est. Franq</text:p>
              </table:table-cell>
            </table:table-row>
          </table:table-header-rows>
          <table:table-rows>
            <table:table-row>
              <table:table-cell office:value-type="string">
                <text:p>199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#NAN">
                <text:p>1.#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pt" style:font-family-asian="'MS Gothic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3" style:family="chart">
      <style:graphic-properties draw:fill="none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pt" style:font-family-asian="'MS Gothic'" style:font-family-generic-asian="system" style:font-pitch-asian="variable" style:font-size-asian="9pt" style:font-family-complex="Tahoma" style:font-family-generic-complex="system" style:font-pitch-complex="variable" style:font-size-complex="9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pt" style:font-family-asian="'MS Gothic'" style:font-family-generic-asian="system" style:font-pitch-asian="variable" style:font-size-asian="7pt" style:font-family-complex="Tahoma" style:font-family-generic-complex="system" style:font-pitch-complex="variable" style:font-size-complex="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6pt" style:font-family-asian="'MS Gothic'" style:font-family-generic-asian="system" style:font-pitch-asian="variable" style:font-size-asian="6pt" style:font-family-complex="Tahoma" style:font-family-generic-complex="system" style:font-pitch-complex="variable" style:font-size-complex="6pt"/>
    </style:style>
    <style:style style:name="ch10" style:family="chart">
      <style:graphic-properties draw:stroke="none" draw:fill="none"/>
    </style:style>
    <style:style style:name="ch11" style:family="chart">
      <style:graphic-properties draw:stroke="none" draw:fill-color="#999999"/>
    </style:style>
  </office:automatic-styles>
  <office:body>
    <office:chart>
      <chart:chart svg:width="8.002cm" svg:height="7.003cm" chart:class="chart:bar" chart:style-name="ch1">
        <chart:title svg:x="-0.293cm" svg:y="0.14cm" chart:style-name="ch2">
          <text:p>Número de Franquicias periodo1991-1995</text:p>
        </chart:title>
        <chart:legend chart:legend-position="end" svg:x="6.437cm" svg:y="3.159cm" chart:style-name="ch3"/>
        <chart:plot-area chart:style-name="ch4" table:cell-range-address="Sheet1.$B$1:.$C$8" chart:data-source-has-labels="row" chart:table-number-list="0" svg:x="0.16cm" svg:y="0.937cm" svg:width="5.958cm" svg:height="5.926cm">
          <chart:axis chart:dimension="x" chart:name="primary-x" chart:style-name="ch5">
            <chart:title svg:x="3.377cm" svg:y="6.495cm" chart:style-name="ch6">
              <text:p>Años</text:p>
            </chart:title>
            <chart:categories table:cell-range-address="local-table.A2:.A8"/>
          </chart:axis>
          <chart:axis chart:dimension="y" chart:name="primary-y" chart:style-name="ch7">
            <chart:title svg:x="0.16cm" svg:y="3.773cm" chart:style-name="ch6">
              <text:p>Número</text:p>
            </chart:title>
            <chart:grid chart:class="major"/>
          </chart:axis>
          <chart:series chart:style-name="ch8">
            <chart:data-point chart:repeated="7"/>
          </chart:series>
          <chart:series chart:style-name="ch9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aq</text:p>
              </table:table-cell>
              <table:table-cell office:value-type="string">
                <text:p>Est. Franq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82">
                <text:p>8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1.#NAN">
                <text:p>1.#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1.#NAN">
                <text:p>1.#NAN</text:p>
              </table:table-cell>
              <table:table-cell office:value-type="float" office:value="586">
                <text:p>58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